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Standard">
      <style:paragraph-properties fo:margin-left="0cm" fo:margin-right="0cm" fo:margin-top="0.494cm" fo:margin-bottom="0.494cm" fo:text-align="start" style:justify-single-word="false" fo:text-indent="0cm" style:auto-text-indent="false"/>
    </style:style>
    <style:style style:name="T1" style:family="text">
      <style:text-properties fo:color="#0000ff" style:text-underline-style="solid" style:text-underline-width="auto" style:text-underline-color="font-color"/>
    </style:style>
    <style:style style:name="T2" style:family="text">
      <style:text-properties fo:language="en" fo:country="G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odèle de document assistant de stylage Revues.org</text:h>
      <text:h text:style-name="Subtitle" text:outline-level="2">Version 1.0</text:h>
      <text:p text:style-name="Resume">Le modèle de document Revues.org contient les styles reconnus par Lodel avec le modèle éditorial de Revues.org. Il permet le stylage des documents en vue de leur importation dans Lodel.</text:p>
      <text:p text:style-name="Resume">Le modèle propose également une assistance à la préparation éditoriale des documents. Divers traitements automatiques sont disponibles dans les menus de correction : stylage/typographie/notes de bas de page. Ils permettent d'une part de nettoyer les documents (suppression de styles, mises en formes...) et d'autre part d'enrichir leur qualité typographique.</text:p>
      <text:p text:style-name="Resume">La documentation est accessible sur le site de la Maison des revues : <text:a xlink:type="simple" xlink:href="http://maisondesrevues.org/" text:style-name="Internet_20_link" text:visited-style-name="Visited_20_Internet_20_Link"><text:span text:style-name="T1">http://maisondesrevues.org/</text:span></text:a>.</text:p>
      <text:p text:style-name="P2">Donec et nisi at leo rhoncus facilisis. <text:span text:style-name="T2">Donec at urna. Sed commodo dolor vitae leo. </text:span>Pellentesque habitant morbi tristique senectus et netus et malesuada fames ac turpis egestas. Sed nec justo. Maecenas eget turpis. Integer purus diam, bibendum et, sagittis sit amet, vehicula quis, velit. Nunc velit pede, pharetra vitae, placerat in, faucibus eget, eros. Praesent et libero non odio dapibus lobortis. Donec vestibulum. Donec lectus ante, volutpat lobortis, euismod quis, aliquam at, enim. Sed laoreet consequat libero. Donec volutpat laoreet enim. Cras pellentesque fermentum nibh. Duis purus. Etiam laoreet dui nec purus. Aliquam ipsum dui, scelerisque quis, viverra pulvinar, tristique vitae, neque.</text:p>
      <text:p text:style-name="P2">Phasellus ultricies congue sem. Nulla malesuada sem. Suspendisse potenti. Duis mattis. Sed dictum iaculis tortor. Duis aliquet, pede sit amet tincidunt scelerisque, diam pede tristique metus, et dignissim nisl nulla eget tortor. Phasellus sagittis felis ac tellus. Suspendisse ac nisi. Maecenas vitae augue. Aenean aliquet massa a e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501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212cm" fo:margin-bottom="0.212cm"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3cm" fo:margin-right="0.3cm" fo:margin-top="0.212cm" fo:margin-bottom="0.212cm" fo:text-align="start" style:justify-single-word="false" fo:text-indent="0.501cm"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6cm" fo:margin-right="0.6cm" fo:text-indent="0.501cm"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9cm" fo:margin-right="0.9cm" fo:text-indent="0.501cm"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1.199cm" fo:margin-right="1.199cm" fo:text-indent="0.501cm"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1.501cm" fo:margin-right="1.501cm" fo:text-indent="0.501cm"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1.801cm" fo:margin-right="1.801cm" fo:margin-top="0.212cm" fo:margin-bottom="0.212cm" fo:text-indent="0.501cm"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2.101cm" fo:margin-right="2.101cm" fo:text-indent="0.501cm"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2.401cm" fo:margin-right="2.401cm" fo:margin-top="0.423cm" fo:margin-bottom="0.106cm" fo:text-indent="0.501cm" style:auto-text-indent="false"/>
      <style:text-properties fo:font-size="14pt" style:font-size-asian="14pt" style:font-name-complex="Arial" style:font-size-complex="11pt"/>
    </style:style>
    <style:style style:name="Auteur" style:family="paragraph" style:parent-style-name="Standard" style:next-style-name="Description_20_Auteur">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Description_20_Auteur" style:display-name="Description Auteur" style:family="paragraph" style:parent-style-name="Auteur"/>
    <style:style style:name="Title" style:family="paragraph" style:next-style-name="Subtitle" style:default-outline-level="1" style:list-style-name="" style:class="chapter">
      <style:paragraph-properties fo:margin-left="1cm" fo:margin-right="1cm" fo:margin-top="0.212cm" fo:margin-bottom="0.212cm" fo:text-align="justify" style:justify-single-word="false" fo:orphans="2" fo:widows="2" fo:text-indent="0cm" style:auto-text-indent="false"/>
      <style:text-properties fo:color="#000080" style:font-name="Courier New" fo:font-size="12pt" fo:language="fr" fo:country="FR" style:letter-kerning="true" style:font-name-asian="Times New Roman" style:font-size-asian="12pt" style:font-name-complex="Arial" style:font-size-complex="12pt" style:language-complex="ar" style:country-complex="SA"/>
    </style:style>
    <style:style style:name="Subtitle" style:family="paragraph" style:parent-style-name="Title" style:next-style-name="Auteur" style:default-outline-level="2" style:list-style-name="" style:class="chapter">
      <style:text-properties fo:font-size="10pt" style:font-size-asian="10pt"/>
    </style:style>
    <style:style style:name="Resume" style:family="paragraph" style:parent-style-name="Auteur" style:next-style-name="Mots_20_Cles"/>
    <style:style style:name="Abstract" style:family="paragraph" style:parent-style-name="Resume" style:next-style-name="keywords"/>
    <style:style style:name="Mots_20_Cles" style:display-name="Mots Cles" style:family="paragraph" style:parent-style-name="Title">
      <style:text-properties fo:font-size="10pt" style:font-size-asian="10pt"/>
    </style:style>
    <style:style style:name="keywords" style:family="paragraph" style:parent-style-name="Mots_20_Cles"/>
    <style:style style:name="Riassunto" style:family="paragraph" style:parent-style-name="Resume" style:next-style-name="Zusammenfassung"/>
    <style:style style:name="Zusammenfassung" style:family="paragraph" style:parent-style-name="Resume" style:next-style-name="Standard"/>
    <style:style style:name="Annexe" style:family="paragraph" style:parent-style-name="Standard"/>
    <style:style style:name="Notice_20_Biblio" style:display-name="Notice Biblio" style:family="paragraph" style:parent-style-name="Mots_20_Cles"/>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2cm" fo:margin-right="2cm" fo:text-indent="0.501cm"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cm" fo:margin-right="2cm" fo:text-indent="0cm"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1cm" fo:margin-right="1cm" fo:text-align="start" style:justify-single-word="false" fo:text-indent="0cm" style:auto-text-indent="false"/>
      <style:text-properties fo:color="#777777" style:font-name="Arial" fo:font-size="11pt" fo:font-weight="bold" style:font-size-asian="11pt" style:font-weight-asian="bold" style:font-name-complex="Arial"/>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1cm" fo:margin-right="1cm" fo:margin-top="0.071cm" fo:margin-bottom="0.071cm" fo:text-indent="0.501cm" style:auto-text-indent="false"/>
    </style:style>
    <style:style style:name="resume" style:family="paragraph" style:parent-style-name="Standard">
      <style:paragraph-properties fo:margin-left="0cm" fo:margin-right="0cm" fo:margin-top="0.494cm" fo:margin-bottom="0.494cm" fo:text-align="start" style:justify-single-word="false" fo:text-indent="0cm" style:auto-text-indent="false"/>
    </style:style>
    <style:style style:name="Erratum" style:family="paragraph" style:parent-style-name="NDLR"/>
    <style:style style:name="Separateur" style:family="paragraph" style:parent-style-name="Standard" style:next-style-name="Standard">
      <style:paragraph-properties fo:text-align="center" style:justify-single-word="false"/>
    </style:style>
    <style:style style:name="Titre_20_oeuvre" style:display-name="Titre oeuvre" style:family="paragraph" style:next-style-name="Auteur_20_oeuvre">
      <style:paragraph-properties fo:margin-left="1cm" fo:margin-right="1cm" fo:orphans="2" fo:widows="2" fo:text-indent="0cm" style:auto-text-indent="false"/>
      <style:text-properties fo:color="#800080" style:font-name="Courier New" fo:font-size="10pt" fo:language="fr" fo:country="FR" style:font-name-asian="Times New Roman" style:font-size-asian="10pt" style:font-name-complex="Courier New" style:font-size-complex="13pt" style:language-complex="ar" style:country-complex="SA"/>
    </style:style>
    <style:style style:name="Auteur_20_oeuvre" style:display-name="Auteur oeuvre" style:family="paragraph" style:parent-style-name="Titre_20_oeuvre" style:next-style-name="Notice_20_Biblio_20_oeuvre"/>
    <style:style style:name="Notice_20_Biblio_20_oeuvre" style:display-name="Notice Biblio oeuvre" style:family="paragraph" style:parent-style-name="Titre_20_oeuvre" style:next-style-name="Date_20_publi_20_oeuvre">
      <style:paragraph-properties fo:padding-left="0cm" fo:padding-right="0cm" fo:padding-top="0.035cm" fo:padding-bottom="0cm" fo:border-left="none" fo:border-right="none" fo:border-top="0.018cm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Surtitre" style:family="paragraph" style:parent-style-name="Subtitle" style:next-style-name="Title"/>
    <style:style style:name="Droits_20_Auteur" style:display-name="Droits Auteur" style:family="paragraph" style:parent-style-name="Mots_20_Cles"/>
    <style:style style:name="Datepubli" style:family="paragraph" style:parent-style-name="Mots_20_Cles" style:next-style-name="Pagination"/>
    <style:style style:name="Datepublipapier" style:family="paragraph" style:parent-style-name="Mots_20_Cles" style:next-style-name="Datepubli"/>
    <style:style style:name="motscles" style:family="paragraph" style:parent-style-name="Standard">
      <style:paragraph-properties fo:margin-left="0cm" fo:margin-right="0cm" fo:margin-top="0.494cm" fo:margin-bottom="0.494cm" fo:text-align="start" style:justify-single-word="false" fo:text-indent="0cm" style:auto-text-indent="false"/>
    </style:style>
    <style:style style:name="Themes" style:family="paragraph" style:parent-style-name="Mots_20_Cles"/>
    <style:style style:name="Citation_20_bis" style:display-name="Citation bis" style:family="paragraph" style:parent-style-name="Standard" style:next-style-name="Standard">
      <style:paragraph-properties fo:margin-left="3cm" fo:margin-right="0cm" fo:margin-top="0.212cm" fo:margin-bottom="0.212cm" fo:text-indent="0.501cm" style:auto-text-indent="false"/>
      <style:text-properties fo:font-size="11pt" style:font-size-asian="11pt"/>
    </style:style>
    <style:style style:name="Citation_20_ter" style:display-name="Citation ter" style:family="paragraph" style:parent-style-name="Standard" style:next-style-name="Standard">
      <style:paragraph-properties fo:margin-left="3.401cm" fo:margin-right="0cm" fo:margin-top="0.423cm" fo:margin-bottom="0.423cm" fo:line-height="150%" fo:text-indent="0.501cm"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Reponse"/>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1.9cm" fo:margin-right="0cm" fo:margin-top="0.212cm" fo:margin-bottom="0.212cm" fo:text-indent="0.501cm" style:auto-text-indent="false"/>
    </style:style>
    <style:style style:name="NDLA" style:family="paragraph" style:parent-style-name="Standard">
      <style:paragraph-properties fo:margin-left="1cm" fo:margin-right="1cm" fo:margin-top="0.071cm" fo:margin-bottom="0.071cm" fo:text-indent="0.501cm" style:auto-text-indent="false"/>
    </style:style>
    <style:style style:name="Code" style:family="paragraph" style:parent-style-name="Standard">
      <style:paragraph-properties fo:margin-left="2cm" fo:margin-right="2cm" fo:margin-top="0.071cm" fo:margin-bottom="0.071cm" fo:text-indent="0.501cm" style:auto-text-indent="false"/>
      <style:text-properties style:font-name="Verdana" fo:font-size="10pt" style:font-size-asian="10pt" style:font-name-complex="Verdana"/>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text-properties fo:language="it" fo:country="IT"/>
    </style:style>
    <style:style style:name="Titulo_20__28_es_29_" style:display-name="Titulo (es)" style:family="paragraph" style:parent-style-name="Titres_20_traduits" style:next-style-name="Auteur">
      <style:text-properties fo:language="es" fo:country="ES"/>
    </style:style>
    <style:style style:name="Titel_20__28_de_29_" style:display-name="Titel (de)" style:family="paragraph" style:parent-style-name="Titres_20_traduits" style:next-style-name="Auteur">
      <style:text-properties fo:language="de" fo:country="DE"/>
    </style:style>
    <style:style style:name="Paragraphe_20_sans_20_retrait" style:display-name="Paragraphe sans retrait" style:family="paragraph" style:parent-style-name="Standard">
      <style:paragraph-properties fo:margin-left="0cm" fo:margin-right="0cm" fo:text-indent="0cm"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ndla" style:family="paragraph" style:parent-style-name="Standard">
      <style:paragraph-properties fo:margin-left="0cm" fo:margin-right="0cm" fo:margin-top="0.494cm" fo:margin-bottom="0.494cm" fo:text-align="start" style:justify-single-word="false" fo:text-indent="0cm" style:auto-text-indent="false"/>
    </style:style>
    <style:style style:name="motscles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font-size="10pt" style:letter-kerning="true" style:font-size-asian="10pt" style:font-name-complex="Arial"/>
    </style:style>
    <style:style style:name="resumo" style:family="paragraph" style:parent-style-name="Standard">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Titre_20__28_pt_29_" style:display-name="Titre (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language="pt" fo:country="PT" style:letter-kerning="true" style:font-name-complex="Arial"/>
    </style:style>
    <style:style style:name="chaires" style:family="paragraph" style:parent-style-name="Mots_20_Cles"/>
    <style:style style:name="motsclestr" style:family="paragraph" style:parent-style-name="Mots_20_Cles">
      <style:text-properties fo:language="tr" fo:country="TR"/>
    </style:style>
    <style:style style:name="resumear" style:family="paragraph" style:parent-style-name="Standard">
      <style:paragraph-properties fo:margin-left="1cm" fo:margin-right="1cm" fo:margin-top="0.212cm" fo:margin-bottom="0.212cm" fo:text-align="end" style:justify-single-word="false" fo:text-indent="0cm" style:auto-text-indent="false" style:writing-mode="rl-tb"/>
      <style:text-properties fo:color="#000080" style:font-name="Tahoma" style:font-name-complex="Tahoma"/>
    </style:style>
    <style:style style:name="Collaborateur" style:family="paragraph" style:parent-style-name="Auteur"/>
    <style:style style:name="Palavraschaves" style:family="paragraph" style:parent-style-name="Mots_20_Cles"/>
    <style:style style:name="Resumo" style:family="paragraph" style:parent-style-name="Resume">
      <style:paragraph-properties fo:margin-top="0.494cm" fo:margin-bottom="0.494cm"/>
      <style:text-properties fo:language="pt" fo:country="PT"/>
    </style:style>
    <style:style style:name="Parolechiavi" style:family="paragraph" style:parent-style-name="Mots_20_Cles">
      <style:text-properties fo:language="it" fo:country="IT"/>
    </style:style>
    <style:style style:name="Verbaclaves" style:family="paragraph" style:parent-style-name="Mots_20_Cles"/>
    <style:style style:name="Population" style:family="paragraph" style:parent-style-name="Geographie"/>
    <style:style style:name="accroche" style:family="paragraph" style:parent-style-name="Resume"/>
    <style:style style:name="encadre" style:family="paragraph" style:parent-style-name="Quotations">
      <style:paragraph-properties fo:background-color="#e0e0e0">
        <style:background-image/>
      </style:paragraph-properties>
    </style:style>
    <style:style style:name="auteur_20_traite" style:display-name="auteur traite" style:family="paragraph" style:parent-style-name="Auteur"/>
    <style:style style:name="oeuvre_20_traite" style:display-name="oeuvre traite" style:family="paragraph" style:parent-style-name="auteur_20_traite"/>
    <style:style style:name="resumeeu" style:family="paragraph" style:parent-style-name="Resume"/>
    <style:style style:name="personnescitees" style:family="paragraph" style:parent-style-name="Resume"/>
    <style:style style:name="ouvragesrecenses" style:family="paragraph" style:parent-style-name="Resume"/>
    <style:style style:name="motscleseu" style:family="paragraph" style:parent-style-name="Resume">
      <style:text-properties fo:language="eu" fo:country="none"/>
    </style:style>
    <style:style style:name="organismes" style:family="paragraph" style:parent-style-name="Resume"/>
    <style:style style:name="periode" style:family="paragraph" style:parent-style-name="Resume"/>
    <style:style style:name="verbaclaves" style:family="paragraph" style:parent-style-name="Resume"/>
    <style:style style:name="motscleshu" style:family="paragraph" style:parent-style-name="motscleseu"/>
    <style:style style:name="resumehu" style:family="paragraph" style:parent-style-name="resumeeu">
      <style:text-properties fo:language="hu" fo:country="HU"/>
    </style:style>
    <style:style style:name="resumeit" style:family="paragraph" style:parent-style-name="resumehu">
      <style:text-properties fo:language="it" fo:country="IT"/>
    </style:style>
    <style:style style:name="resumela" style:family="paragraph" style:parent-style-name="resumeit">
      <style:text-properties fo:language="la" fo:country="VA"/>
    </style:style>
    <style:style style:name="motsclesar" style:family="paragraph" style:parent-style-name="resumear">
      <style:paragraph-properties fo:margin-left="1cm" fo:margin-right="1cm" fo:text-align="end" style:justify-single-word="false" fo:text-indent="0cm" style:auto-text-indent="false"/>
    </style:style>
    <style:style style:name="Titulu_20__28_eu_29_" style:display-name="Titulu (eu)" style:family="paragraph" style:parent-style-name="Titres_20_traduits">
      <style:text-properties fo:language="eu" fo:country="none"/>
    </style:style>
    <style:style style:name="Titulus_20__28_la_29_" style:display-name="Titulus (la)" style:family="paragraph" style:parent-style-name="Titres_20_traduits">
      <style:text-properties fo:language="la" fo:country="VA"/>
    </style:style>
    <style:style style:name="Titulo_20__28_pt_29_" style:display-name="Titulo (pt)" style:family="paragraph" style:parent-style-name="Titres_20_traduits">
      <style:text-properties fo:language="pt" fo:country="PT"/>
    </style:style>
    <style:style style:name="resumetr" style:family="paragraph" style:parent-style-name="Resumo">
      <style:text-properties fo:language="tr" fo:country="TR"/>
    </style:style>
    <style:style style:name="geographieen" style:family="paragraph" style:parent-style-name="Geographie"/>
    <style:style style:name="institutions" style:family="paragraph" style:parent-style-name="personnescitees"/>
    <style:style style:name="institutionsen" style:family="paragraph" style:parent-style-name="institutions">
      <style:text-properties fo:language="en" fo:country="US"/>
    </style:style>
    <style:style style:name="topics" style:family="paragraph" style:parent-style-name="Themes">
      <style:text-properties fo:language="en" fo:country="US"/>
    </style:style>
    <style:style style:name="oeuvretraite" style:family="paragraph" style:parent-style-name="auteur_20_traite"/>
    <style:style style:name="auteurtraite" style:family="paragraph" style:parent-style-name="Auteur"/>
    <style:style style:name="عنوان_20__28_ar_29_" style:display-name="عنوان (ar)" style:family="paragraph" style:parent-style-name="resumear">
      <style:paragraph-properties fo:margin-left="1cm" fo:margin-right="1cm" fo:text-align="end" style:justify-single-word="false" fo:text-indent="0cm" style:auto-text-indent="false"/>
    </style:style>
    <style:style style:name="Rezume" style:family="paragraph" style:parent-style-name="Resume">
      <style:text-properties fo:language="hu" fo:country="HU"/>
    </style:style>
    <style:style style:name="cim_20__28_hu_29_" style:display-name="cim (hu)" style:family="paragraph" style:parent-style-name="Titres_20_traduits">
      <style:text-properties fo:language="hu" fo:country="HU"/>
    </style:style>
    <style:style style:name="titrear" style:family="paragraph" style:parent-style-name="resumear">
      <style:paragraph-properties fo:margin-left="1cm" fo:margin-right="1cm" fo:text-align="end" style:justify-single-word="false" fo:text-indent="0cm" style:auto-text-indent="false"/>
    </style:style>
    <style:style style:name="motsclesjp" style:family="paragraph" style:parent-style-name="Resume"/>
    <style:style style:name="resumejp" style:family="paragraph" style:parent-style-name="Resume"/>
    <style:style style:name="motscleshe" style:family="paragraph" style:parent-style-name="Resume"/>
    <style:style style:name="resumehe" style:family="paragraph" style:parent-style-name="Resume"/>
    <style:style style:name="motsclesmk" style:family="paragraph" style:parent-style-name="Resume"/>
    <style:style style:name="resumemk" style:family="paragraph" style:parent-style-name="Resume"/>
    <style:style style:name="motsclesgr" style:family="paragraph" style:parent-style-name="Resume"/>
    <style:style style:name="resumegr" style:family="paragraph" style:parent-style-name="Resum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Symbol"/>
    </style:style>
    <style:style style:name="WW8Num14z1" style:family="text">
      <style:text-properties style:font-name="Courier New" style:font-name-complex="Symbol"/>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Police_20_par_20_défaut" style:display-name="Police par défaut" style:family="text"/>
    <style:style style:name="_20_Car_20_Car10" style:display-name=" Car Car10" style:family="text">
      <style:text-properties fo:font-size="16pt" style:font-size-asian="16pt" style:font-size-complex="14pt"/>
    </style:style>
    <style:style style:name="_20_Car_20_Car5" style:display-name=" Car Car5" style:family="text">
      <style:text-properties fo:font-size="16pt" style:font-size-asian="16pt" style:font-size-complex="12pt"/>
    </style:style>
    <style:style style:name="Description_20_Auteur_20_Car" style:display-name="Description Auteur Car" style:family="text">
      <style:text-properties fo:color="#000080" style:font-name="Courier New" style:font-name-complex="Courier New" style:font-size-complex="12pt"/>
    </style:style>
    <style:style style:name="Auteur_20_Car" style:display-name="Auteur Car" style:family="text">
      <style:text-properties fo:color="#000080" style:font-name="Courier New" style:font-name-complex="Courier New" style:font-size-complex="12pt"/>
    </style:style>
    <style:style style:name="_20_Car_20_Car" style:display-name=" Car Car" style:family="text"/>
    <style:style style:name="Citation_20_Car" style:display-name="Citation Car" style:family="text">
      <style:text-properties style:font-size-complex="12pt" style:font-style-complex="italic"/>
    </style:style>
    <style:style style:name="Date_20_publi_20_oeuvre_20_Car" style:display-name="Date publi oeuvre Car" style:family="text">
      <style:text-properties fo:color="#800080" style:font-name="Courier New" style:font-name-complex="Courier New" style:font-size-complex="13pt"/>
    </style:style>
    <style:style style:name="Titre_20_oeuvre_20_Car" style:display-name="Titre oeuvre Car" style:family="text">
      <style:text-properties fo:color="#800080" style:font-name="Courier New" style:font-name-complex="Courier New" style:font-size-complex="13pt"/>
    </style:style>
    <style:style style:name="Prefixe" style:family="text"/>
    <style:style style:name="Site" style:family="text">
      <style:text-properties style:font-name-complex="Times New Roman"/>
    </style:style>
    <style:style style:name="Affiliation" style:family="text"/>
    <style:style style:name="Courriel" style:family="text"/>
    <style:style style:name="Fonction" style:family="text"/>
    <style:style style:name="Footnote_20_Symbol" style:display-name="Footnote Symbol" style:family="text">
      <style:text-properties style:text-position="super 58%"/>
    </style:style>
    <style:style style:name="Caractère_20_de_20_note_20_de_20_bas_20_de_20_page" style:display-name="Caractère de note de bas de page" style:family="text"/>
    <style:style style:name="Internet_20_link" style:display-name="Internet link" style:family="text">
      <style:text-properties fo:color="#0000ff" style:text-underline-style="solid" style:text-underline-width="auto" style:text-underline-color="font-color"/>
    </style:style>
    <style:style style:name="_20_Car_20_Car11" style:display-name=" Car Car11" style:family="text">
      <style:text-properties fo:font-size="18pt" style:font-size-asian="18pt" style:font-size-complex="16pt"/>
    </style:style>
    <style:style style:name="_20_Car_20_Car9" style:display-name=" Car Car9" style:family="text">
      <style:text-properties fo:font-size="16pt" style:font-size-asian="16pt" style:font-size-complex="13pt"/>
    </style:style>
    <style:style style:name="_20_Car_20_Car8" style:display-name=" Car Car8" style:family="text">
      <style:text-properties fo:font-size="16pt" style:font-size-asian="16pt" style:font-size-complex="14pt"/>
    </style:style>
    <style:style style:name="_20_Car_20_Car7" style:display-name=" Car Car7" style:family="text">
      <style:text-properties fo:font-size="16pt" style:font-size-asian="16pt" style:font-size-complex="13pt"/>
    </style:style>
    <style:style style:name="_20_Car_20_Car6" style:display-name=" Car Car6" style:family="text">
      <style:text-properties fo:font-size="16pt" style:font-size-asian="16pt" style:font-size-complex="11pt" style:font-weight-complex="bold"/>
    </style:style>
    <style:style style:name="_20_Car_20_Car4" style:display-name=" Car Car4" style:family="text">
      <style:text-properties fo:font-size="16pt" style:font-size-asian="16pt" style:font-size-complex="12pt" style:font-style-complex="italic"/>
    </style:style>
    <style:style style:name="_20_Car_20_Car3" style:display-name=" Car Car3" style:family="text">
      <style:text-properties fo:font-size="14pt" style:font-size-asian="14pt" style:font-name-complex="Arial" style:font-size-complex="11pt" style:font-style-complex="italic"/>
    </style:style>
    <style:style style:name="_20_Car_20_Car2" style:display-name=" Car Car2" style:family="text">
      <style:text-properties fo:color="#000080" style:font-name="Courier New" fo:font-size="12pt" style:letter-kerning="true" style:font-size-asian="12pt" style:font-name-complex="Arial" style:font-size-complex="12pt"/>
    </style:style>
    <style:style style:name="_20_Car_20_Car1" style:display-name=" Car Car1" style:family="text">
      <style:text-properties fo:color="#000080" style:font-name="Courier New" style:letter-kerning="true"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Juste Raimbault</meta:initial-creator>
    <meta:creation-date>2016-08-15T17:28:01</meta:creation-date>
    <dc:creator>Jeff</dc:creator>
    <dc:date>2011-07-13T09:36:00</dc:date>
    <meta:print-date>2004-06-04T17:55:00</meta:print-date>
    <meta:editing-cycles>117</meta:editing-cycles>
    <meta:editing-duration>PT6H4M</meta:editing-duration>
    <meta:document-statistic meta:table-count="0" meta:image-count="0" meta:object-count="0" meta:page-count="1" meta:paragraph-count="7" meta:word-count="253" meta:character-count="1740"/>
    <meta:generator>OpenOffice/4.1.1$Unix OpenOffice.org_project/411m6$Build-9775</meta:generator>
    <meta:user-defined meta:name="Sign">ࠚ</meta:user-defined>
  </office:meta>
</office:document-meta>
</file>